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text:span><text:soft-page-break/><text:span text:style-name="T14">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text:span><text:soft-page-break/><text:span text:style-name="T53">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text:span><text:soft-page-break/><text:span text:style-name="T72">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21T19:40:22.474000000</dc:date>
    <meta:editing-duration>PT22H16M52S</meta:editing-duration>
    <meta:editing-cycles>157</meta:editing-cycles>
    <meta:generator>LibreOffice/7.6.2.1$Windows_X86_64 LibreOffice_project/56f7684011345957bbf33a7ee678afaf4d2ba333</meta:generator>
    <meta:document-statistic meta:table-count="0" meta:image-count="0" meta:object-count="0" meta:page-count="4" meta:paragraph-count="29" meta:word-count="1409" meta:character-count="7822" meta:non-whitespace-character-count="6435"/>
  </office:meta>
</office:document-meta>
</file>